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31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10Z121"/>SURAT KEPUTUSAN</text:p>
      <text:p text:style-name="P9">No. / 422 / 454 /Adm.Sek</text:p>
      <text:p text:style-name="P10"/>
      <text:p text:style-name="P11">Berdasarkan :</text:p>
      <text:list xml:id="list1969051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ULFAH OKTAVIANINGSIH</text:span></text:p>
      <text:p text:style-name="P13"><text:span text:style-name="T2"><text:tab/><text:tab/>Tempat, Tanggal Lahir<text:tab/>: Purwokerto, 14-10-2002</text:span></text:p>
      <text:p text:style-name="P13"><text:span text:style-name="T2"><text:tab/><text:tab/>NISN<text:tab/><text:tab/><text:tab/><text:tab/>: 0028896104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10Z1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10Z1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10Z121"/><text:bookmark-end text:name="_Hlk481362583MailMergeMark2020-05-06T04:04:10Z1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6.406536702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901" meta:non-whitespace-character-count="86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